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2">
            <text:p>Beta-228342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880.0">
            <text:p>68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6">
            <text:p>-1.16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98878">
            <text:p>Beta-98878</text:p>
          </table:table-cell>
          <table:table-cell office:value-type="float" office:value="54.49">
            <text:p>54.49</text:p>
          </table:table-cell>
          <table:table-cell office:value-type="float" office:value="-3.59">
            <text:p>-3.59</text:p>
          </table:table-cell>
          <table:table-cell office:value-type="float" office:value="11780.0">
            <text:p>117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56">
            <text:p>1.56</text:p>
          </table:table-cell>
          <table:table-cell office:value-type="float" office:value="2.27">
            <text:p>2.27</text:p>
          </table:table-cell>
          <table:table-cell office:value-type="float" office:value="2.27">
            <text:p>2.27</text:p>
          </table:table-cell>
          <table:table-cell office:value-type="string" office:value="MerrittAuton2000,ShennanEtal2018">
            <text:p>MerrittAuton2000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1">
            <text:p>Beta-228341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5200.0">
            <text:p>52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19">
            <text:p>0.1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0">
            <text:p>HV-3840</text:p>
          </table:table-cell>
          <table:table-cell office:value-type="float" office:value="54.25">
            <text:p>54.25</text:p>
          </table:table-cell>
          <table:table-cell office:value-type="float" office:value="-3.2">
            <text:p>-3.2</text:p>
          </table:table-cell>
          <table:table-cell office:value-type="float" office:value="4760.0">
            <text:p>4760.0</text:p>
          </table:table-cell>
          <table:table-cell office:value-type="float" office:value="45.0">
            <text:p>4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7">
            <text:p>0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1">
            <text:p>HV-3841</text:p>
          </table:table-cell>
          <table:table-cell office:value-type="float" office:value="54.26">
            <text:p>54.26</text:p>
          </table:table-cell>
          <table:table-cell office:value-type="float" office:value="-3.19">
            <text:p>-3.19</text:p>
          </table:table-cell>
          <table:table-cell office:value-type="float" office:value="4960.0">
            <text:p>4960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2">
            <text:p>HV-3842</text:p>
          </table:table-cell>
          <table:table-cell office:value-type="float" office:value="54.28">
            <text:p>54.28</text:p>
          </table:table-cell>
          <table:table-cell office:value-type="float" office:value="-3.42">
            <text:p>-3.42</text:p>
          </table:table-cell>
          <table:table-cell office:value-type="float" office:value="2820.0">
            <text:p>282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9">
            <text:p>2.7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3843">
            <text:p>HV-3843</text:p>
          </table:table-cell>
          <table:table-cell office:value-type="float" office:value="54.31">
            <text:p>54.31</text:p>
          </table:table-cell>
          <table:table-cell office:value-type="float" office:value="-3.41">
            <text:p>-3.41</text:p>
          </table:table-cell>
          <table:table-cell office:value-type="float" office:value="7160.0">
            <text:p>716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1.69">
            <text:p>-1.69</text:p>
          </table:table-cell>
          <table:table-cell office:value-type="float" office:value="2.37">
            <text:p>2.37</text:p>
          </table:table-cell>
          <table:table-cell office:value-type="float" office:value="2.37">
            <text:p>2.3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3">
            <text:p>Beta-228343</text:p>
          </table:table-cell>
          <table:table-cell office:value-type="float" office:value="54.37">
            <text:p>54.37</text:p>
          </table:table-cell>
          <table:table-cell office:value-type="float" office:value="-3.43">
            <text:p>-3.43</text:p>
          </table:table-cell>
          <table:table-cell office:value-type="float" office:value="6500.0">
            <text:p>650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2">
            <text:p>-0.02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0">
            <text:p>Beta-228340</text:p>
          </table:table-cell>
          <table:table-cell office:value-type="float" office:value="54.37">
            <text:p>54.37</text:p>
          </table:table-cell>
          <table:table-cell office:value-type="float" office:value="-3.42">
            <text:p>-3.42</text:p>
          </table:table-cell>
          <table:table-cell office:value-type="float" office:value="13170.0">
            <text:p>131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17">
            <text:p>2.17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2">
            <text:p>Beta-212432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4480.0">
            <text:p>44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1">
            <text:p>Beta-212431</text:p>
          </table:table-cell>
          <table:table-cell office:value-type="float" office:value="54.37">
            <text:p>54.37</text:p>
          </table:table-cell>
          <table:table-cell office:value-type="float" office:value="-3.42">
            <text:p>-3.42</text:p>
          </table:table-cell>
          <table:table-cell office:value-type="float" office:value="13680.0">
            <text:p>136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9">
            <text:p>2.2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03656">
            <text:p>Beta-203656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980.0">
            <text:p>698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1">
            <text:p>-0.61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5221">
            <text:p>HV-5221</text:p>
          </table:table-cell>
          <table:table-cell office:value-type="float" office:value="54.35">
            <text:p>54.35</text:p>
          </table:table-cell>
          <table:table-cell office:value-type="float" office:value="-3.41">
            <text:p>-3.41</text:p>
          </table:table-cell>
          <table:table-cell office:value-type="float" office:value="9360.0">
            <text:p>936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09">
            <text:p>-5.09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Tooley1969,ShennanEtal2018">
            <text:p>Tooley1969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HV-5227">
            <text:p>HV-5227</text:p>
          </table:table-cell>
          <table:table-cell office:value-type="float" office:value="54.31">
            <text:p>54.31</text:p>
          </table:table-cell>
          <table:table-cell office:value-type="float" office:value="-3.41">
            <text:p>-3.41</text:p>
          </table:table-cell>
          <table:table-cell office:value-type="float" office:value="6230.0">
            <text:p>6230.0</text:p>
          </table:table-cell>
          <table:table-cell office:value-type="float" office:value="85.0">
            <text:p>8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35">
            <text:p>0.35</text:p>
          </table:table-cell>
          <table:table-cell office:value-type="float" office:value="0.35">
            <text:p>0.35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199783">
            <text:p>Beta-199783</text:p>
          </table:table-cell>
          <table:table-cell office:value-type="float" office:value="54.36">
            <text:p>54.36</text:p>
          </table:table-cell>
          <table:table-cell office:value-type="float" office:value="-3.43">
            <text:p>-3.43</text:p>
          </table:table-cell>
          <table:table-cell office:value-type="float" office:value="2530.0">
            <text:p>25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199784">
            <text:p>Beta-199784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8050.0">
            <text:p>8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5">
            <text:p>-2.75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12433">
            <text:p>Beta-212433</text:p>
          </table:table-cell>
          <table:table-cell office:value-type="float" office:value="54.36">
            <text:p>54.36</text:p>
          </table:table-cell>
          <table:table-cell office:value-type="float" office:value="-3.41">
            <text:p>-3.41</text:p>
          </table:table-cell>
          <table:table-cell office:value-type="float" office:value="6030.0">
            <text:p>603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9">
            <text:p>0.49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344">
            <text:p>Beta-228344</text:p>
          </table:table-cell>
          <table:table-cell office:value-type="float" office:value="54.37">
            <text:p>54.37</text:p>
          </table:table-cell>
          <table:table-cell office:value-type="float" office:value="-3.43">
            <text:p>-3.43</text:p>
          </table:table-cell>
          <table:table-cell office:value-type="float" office:value="7070.0">
            <text:p>70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2">
            <text:p>-1.32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LloydEtal2013,ShennanEtal2018">
            <text:p>LloydEtal2013,ShennanEtal2018</text:p>
          </table:table-cell>
        </table:table-row>
        <table:table-row>
          <table:table-cell office:value-type="string" office:value="Cumbria">
            <text:p>Cumbria</text:p>
          </table:table-cell>
          <table:table-cell office:value-type="string" office:value="radiocarbon">
            <text:p>radiocarbon</text:p>
          </table:table-cell>
          <table:table-cell office:value-type="string" office:value="Beta-228769">
            <text:p>Beta-228769</text:p>
          </table:table-cell>
          <table:table-cell office:value-type="float" office:value="54.37">
            <text:p>54.37</text:p>
          </table:table-cell>
          <table:table-cell office:value-type="float" office:value="-3.47">
            <text:p>-3.47</text:p>
          </table:table-cell>
          <table:table-cell office:value-type="float" office:value="9340.0">
            <text:p>934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4.57">
            <text:p>-4.57</text:p>
          </table:table-cell>
          <table:table-cell office:value-type="float" office:value="0.17">
            <text:p>0.17</text:p>
          </table:table-cell>
          <table:table-cell office:value-type="float" office:value="0.17">
            <text:p>0.17</text:p>
          </table:table-cell>
          <table:table-cell office:value-type="string" office:value="LloydEtal2013,ShennanEtal2018">
            <text:p>LloydEtal2013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